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68000006349CB9D26E69615D8A.png" manifest:media-type="image/png"/>
  <manifest:file-entry manifest:full-path="Pictures/10000000000007C2000003C49BF5F41BEF4EC8B4.png" manifest:media-type="image/png"/>
  <manifest:file-entry manifest:full-path="Pictures/10000000000005900000039495E1C27B614254A5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fo:min-height="2.906cm"/>
      <style:paragraph-properties style:writing-mode="lr-tb"/>
    </style:style>
    <style:style style:name="pr7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JavaScript operators and Tsikillar (for, while, do)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 text:style-name="P2"><text:tab/><text:tab/><text:tab/><text:tab/><text:tab/>Tsikillar (for, while, do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draw:style-name="gr2" draw:text-style-name="P4" draw:layer="layout" svg:width="28.094cm" svg:height="18.01cm" svg:x="0cm" svg:y="1.529cm">
          <draw:image xlink:href="Pictures/10000000000005900000039495E1C27B614254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draw:style-name="gr2" draw:text-style-name="P4" draw:layer="layout" svg:width="27.999cm" svg:height="14.86cm" svg:x="0cm" svg:y="3.682cm">
          <draw:image xlink:href="Pictures/10000000000007C2000003C49BF5F41BEF4EC8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Tsikillar (for, while, do)</text:p>
          </draw:text-box>
        </draw:frame>
        <draw:frame draw:style-name="gr2" draw:text-style-name="P4" draw:layer="layout" svg:width="28cm" svg:height="21cm" svg:x="0cm" svg:y="-0.025cm">
          <draw:image xlink:href="Pictures/1000000000000668000006349CB9D26E69615D8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23:28:35.757710173</meta:creation-date>
    <meta:editing-duration>PT37M23S</meta:editing-duration>
    <meta:editing-cycles>3</meta:editing-cycles>
    <meta:generator>LibreOffice/6.4.7.2$Linux_X86_64 LibreOffice_project/40$Build-2</meta:generator>
    <dc:title>Lights</dc:title>
    <dc:date>2022-05-01T12:27:42.109700532</dc:date>
    <meta:document-statistic meta:object-count="58"/>
  </office:meta>
</office:document-meta>
</file>